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6d6d"/>
      <style:text-properties fo:color="#000000"/>
    </style:style>
    <style:style style:name="ce7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8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/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 table:number-columns-repeated="2"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18" calcext:value-type="date">
            <text:p>Apr 18, 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 table:number-columns-repeated="2"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21" calcext:value-type="date">
            <text:p>Apr 21, 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16" calcext:value-type="date">
            <text:p>Apr 16,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Plotly Dash (maybe better than bokeh for web visualisation?, maybe)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  <table:table-cell table:style-name="Default" office:value-type="string" calcext:value-type="string">
            <text:p>https://dramatiq.io/index.htm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  <table:table-cell table:style-name="Default" office:value-type="string" calcext:value-type="string">
            <text:p>https://dramatiq.io/index.htm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kDocs + MkDocStrings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sting</text:p>
          </table:table-cell>
          <table:table-cell table:style-name="ce1" office:value-type="string" calcext:value-type="string">
            <text:p>pytest</text:p>
          </table:table-cell>
          <table:table-cell/>
          <table:table-cell table:style-name="ce7" office:value-type="string" calcext:value-type="string">
            <text:p>done</text:p>
          </table:table-cell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factory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3 de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abstract factory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singleton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 de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prototyp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builder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30 de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adapter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5 de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bridg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composi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decorator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4 de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facade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29 de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flyweight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proxy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5 de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chain of responsibility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command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interpreter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mediator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memento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observer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3 de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state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30 de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strategy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3 de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visitor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iterator</text:p>
          </table:table-cell>
          <table:table-cell table:number-columns-repeated="2"/>
        </table:table-row>
        <table:table-row table:style-name="ro1" table:number-rows-repeated="104850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12:12:56.471990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12-30T13:15:55.758962420</dc:date>
    <meta:editing-duration>P2DT6H16M30S</meta:editing-duration>
    <meta:editing-cycles>33</meta:editing-cycles>
    <meta:generator>LibreOffice/24.2.7.2$Linux_X86_64 LibreOffice_project/420$Build-2</meta:generator>
    <meta:document-statistic meta:table-count="1" meta:cell-count="285" meta:object-count="0"/>
  </office:meta>
</office:document-meta>
</file>